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Assignment 5</text:p>
      <text:p text:style-name="P2"/>
      <text:p text:style-name="P2">Name: Brandon Olivarez</text:p>
      <text:p text:style-name="P2">Class: CSCI 3333.02</text:p>
      <text:p text:style-name="P2">Date:4/21/2014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ndon Olivarez</meta:initial-creator>
    <meta:creation-date>2014-04-25T00:15:55.56</meta:creation-date>
    <meta:document-statistic meta:table-count="0" meta:image-count="0" meta:object-count="0" meta:page-count="1" meta:paragraph-count="4" meta:word-count="9" meta:character-count="67"/>
    <dc:date>2014-04-25T00:17:02.91</dc:date>
    <dc:creator>Brandon Olivarez</dc:creator>
    <meta:editing-duration>PT1M7S</meta:editing-duration>
    <meta:editing-cycles>1</meta:editing-cycles>
    <meta:generator>OpenOffice/4.0.1$Win32 OpenOffice.org_project/401m5$Build-9714</meta:generator>
  </office:meta>
</office:document-meta>
</file>